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T4" style:parent-style-name="Fonteparág.padrão" style:family="text">
      <style:text-properties fo:font-size="14pt" style:font-size-asian="14pt" style:font-size-complex="14pt"/>
    </style:style>
    <style:style style:name="P5" style:parent-style-name="Standard" style:list-style-name="LFO2" style:family="paragraph">
      <style:text-properties fo:font-size="14pt" style:font-size-asian="14pt" style:font-size-complex="14pt"/>
    </style:style>
    <style:style style:name="P6" style:parent-style-name="Standard" style:list-style-name="LFO2" style:family="paragraph">
      <style:text-properties fo:font-size="14pt" style:font-size-asian="14pt" style:font-size-complex="14pt"/>
    </style:style>
    <style:style style:name="P7" style:parent-style-name="Standard" style:list-style-name="LFO2" style:family="paragraph"/>
    <style:style style:name="T8" style:parent-style-name="Fonteparág.padrão" style:family="text">
      <style:text-properties fo:font-size="14pt" style:font-size-asian="14pt" style:font-size-complex="14pt"/>
    </style:style>
    <style:style style:name="T9" style:parent-style-name="Forte" style:family="text">
      <style:text-properties style:font-name="Helvetica" fo:color="#444444" fo:font-size="13.5pt" style:font-size-asian="13.5pt" style:font-size-complex="13.5pt" fo:background-color="#FFFFFF"/>
    </style:style>
    <style:style style:name="T10" style:parent-style-name="Fonteparág.padrão" style:family="text">
      <style:text-properties style:font-name="Helvetica" fo:color="#444444" fo:font-size="13.5pt" style:font-size-asian="13.5pt" style:font-size-complex="13.5pt" fo:background-color="#FFFFFF"/>
    </style:style>
    <style:style style:name="T11" style:parent-style-name="Fonteparág.padrão" style:family="text">
      <style:text-properties fo:font-size="14pt" style:font-size-asian="14pt" style:font-size-complex="14pt"/>
    </style:style>
    <style:style style:name="P12" style:parent-style-name="Standard" style:list-style-name="LFO2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T1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7" style:parent-style-name="Fonteparág.padrão" style:family="text">
      <style:text-properties fo:font-size="14pt" style:font-size-asian="14pt" style:font-size-complex="14pt"/>
    </style:style>
    <style:style style:name="T18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9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20" style:parent-style-name="Fonteparág.padrão" style:family="text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list-style-name="LFO3" style:family="paragraph">
      <style:text-properties fo:font-size="14pt" style:font-size-asian="14pt" style:font-size-complex="14pt"/>
    </style:style>
    <style:style style:name="P24" style:parent-style-name="Standard" style:list-style-name="LFO3" style:family="paragraph">
      <style:text-properties fo:font-size="14pt" style:font-size-asian="14pt" style:font-size-complex="14pt"/>
    </style:style>
    <style:style style:name="P25" style:parent-style-name="Standard" style:list-style-name="LFO3" style:family="paragraph">
      <style:text-properties fo:font-size="14pt" style:font-size-asian="14pt" style:font-size-complex="14pt"/>
    </style:style>
    <style:style style:name="P26" style:parent-style-name="Standard" style:list-style-name="LFO3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list-style-name="LFO4" style:family="paragraph">
      <style:text-properties fo:font-size="14pt" style:font-size-asian="14pt" style:font-size-complex="14pt"/>
    </style:style>
    <style:style style:name="P30" style:parent-style-name="Standard" style:list-style-name="LFO4" style:family="paragraph">
      <style:text-properties fo:font-size="14pt" style:font-size-asian="14pt" style:font-size-complex="14pt"/>
    </style:style>
    <style:style style:name="P31" style:parent-style-name="Standard" style:list-style-name="LFO4" style:family="paragraph">
      <style:text-properties fo:font-size="14pt" style:font-size-asian="14pt" style:font-size-complex="14pt"/>
    </style:style>
    <style:style style:name="P32" style:parent-style-name="Standard" style:list-style-name="LFO4" style:family="paragraph">
      <style:text-properties fo:font-size="14pt" style:font-size-asian="14pt" style:font-size-complex="14pt"/>
    </style:style>
    <style:style style:name="P33" style:parent-style-name="Standard" style:list-style-name="LFO4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8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39" style:parent-style-name="Fonteparág.padrão" style:family="text">
      <style:text-properties fo:font-size="14pt" style:font-size-asian="14pt" style:font-size-complex="14pt"/>
    </style:style>
    <style:style style:name="T40" style:parent-style-name="Fonteparág.padrão" style:family="text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</office:automatic-styles>
  <office:body>
    <office:text text:use-soft-page-breaks="true">
      <text:p text:style-name="P1">GITHUB</text:p>
      <text:p text:style-name="P2">Recomendado inserir no repositório um README ou uma pasta que conterá informações sobre seu projeto.</text:p>
      <text:p text:style-name="P3"/>
      <text:p text:style-name="Standard"><text:span text:style-name="T4">Criando Repositório:</text:span></text:p>
      <text:list text:style-name="LFO2" text:continue-numbering="true">
        <text:list-item>
          <text:p text:style-name="P5">No canto<text:s/>direito superior depois de seu nome de usuário, clique em “+” e “new repository”;</text:p>
        </text:list-item>
        <text:list-item>
          <text:p text:style-name="P6">Escreva o nome do repositório e uma descrição;</text:p>
        </text:list-item>
        <text:list-item>
          <text:p text:style-name="P7"><text:span text:style-name="T8">Escolha a opção “</text:span><text:span text:style-name="T9">Initialize this repository with a README</text:span><text:span text:style-name="T10">.</text:span><text:span text:style-name="T11">”;</text:span></text:p>
        </text:list-item>
        <text:list-item>
          <text:p text:style-name="P12">Clique em “Create Repository”;</text:p>
        </text:list-item>
      </text:list>
      <text:p text:style-name="P13"/>
      <text:p text:style-name="Standard"><text:span text:style-name="T14">Branching</text:span><text:span text:style-name="T15"><text:s/></text:span><text:span text:style-name="T16">Master</text:span><text:span text:style-name="T17">: Cópia máster do projeto, a partir desta cópia é feito outras cópias que podem ser alteradas.</text:span></text:p>
      <text:p text:style-name="Standard"><text:span text:style-name="T18">Merge</text:span><text:span text:style-name="T19">:<text:s/></text:span><text:span text:style-name="T20">Quando uma cópia é feita do projeto e modificada, ela pode ser fundida com o branching máster.</text:span></text:p>
      <text:p text:style-name="P21"/>
      <text:p text:style-name="P22">Criando um Branching:</text:p>
      <text:list text:style-name="LFO3" text:continue-numbering="true">
        <text:list-item>
          <text:p text:style-name="P23">Vá até seu repositório;</text:p>
        </text:list-item>
        <text:list-item>
          <text:p text:style-name="P24">Clique no botão “Brach” ao lado do botão verde “New Pull Request”;</text:p>
        </text:list-item>
        <text:list-item>
          <text:p text:style-name="P25">No campo “Findo r Create a branch” escreva o tipo de branch. EX: editar-readme;</text:p>
        </text:list-item>
        <text:list-item>
          <text:p text:style-name="P26">Selecioneo botão azul “Create a branch”;</text:p>
        </text:list-item>
      </text:list>
      <text:p text:style-name="P27"/>
      <text:p text:style-name="P28">Fazer uma modificação comitando:</text:p>
      <text:list text:style-name="LFO4" text:continue-numbering="true">
        <text:list-item>
          <text:p text:style-name="P29">Clique no arquivo<text:s/>“README.md”;</text:p>
        </text:list-item>
        <text:list-item>
          <text:p text:style-name="P30">Clique<text:s/>no botão que tem um ícone de lápis para editar, no canto superior direito;</text:p>
        </text:list-item>
        <text:list-item>
          <text:p text:style-name="P31">Escreva um pouco sobre você como exemplo;</text:p>
        </text:list-item>
        <text:list-item>
          <text:p text:style-name="P32">Escreva uma mensagem de commit, que defina sua alteração;</text:p>
        </text:list-item>
        <text:list-item>
          <text:p text:style-name="P33">Clique no botão “Commit changes”;</text:p>
        </text:list-item>
      </text:list>
      <text:p text:style-name="P34"/>
      <text:p text:style-name="P35">OBS: estar alterações serão feitas apenas no arquivo README que está no branching copiado do máster, chamado de “readme-edits”;</text:p>
      <text:p text:style-name="P36"/>
      <text:p text:style-name="Standard"><text:span text:style-name="T37">Pull Request</text:span><text:span text:style-name="T38">:<text:s/></text:span><text:span text:style-name="T39">é uma contribuição que algum colaborador puxa o branching para realizar alguma tarefa. Podendo posteriormente fundir com o branching do repositório. As subtrações<text:s/></text:span><text:span text:style-name="T40">da altareção ficaração em vermelhor, e as adições e modificações em verde.</text:span></text:p>
      <text:p text:style-name="P41"/>
      <text:p text:style-name="P42"/>
      <text:p text:style-name="P43"/>
      <text:p text:style-name="P44"/>
      <text:p text:style-name="P45"/>
      <text:p text:style-name="Standard">Arquitetura de pastas Github:</text:p>
      <text:p text:style-name="Standard"/>
      <text:soft-page-break/>
      <text:list text:style-name="LFO1" text:continue-numbering="true">
        <text:list-item>
          <text:p text:style-name="P46">Documentos</text:p>
          <text:list text:continue-numbering="true">
            <text:list-item>
              <text:p text:style-name="P47">Requisitos;</text:p>
            </text:list-item>
            <text:list-item>
              <text:p text:style-name="P48">Analise/Projeto;</text:p>
            </text:list-item>
            <text:list-item>
              <text:p text:style-name="P49">Testes;</text:p>
            </text:list-item>
            <text:list-item>
              <text:p text:style-name="P50">Outros documentos;</text:p>
            </text:list-item>
          </text:list>
        </text:list-item>
        <text:list-item>
          <text:p text:style-name="P51">Produto</text:p>
          <text:list text:continue-numbering="true">
            <text:list-item>
              <text:p text:style-name="P52">Banco de dados;</text:p>
            </text:list-item>
            <text:list-item>
              <text:p text:style-name="P53">Implementação;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Matheus</meta:initial-creator>
    <dc:creator>Matheus</dc:creator>
    <meta:creation-date>2016-03-21T08:10:00Z</meta:creation-date>
    <dc:date>2016-03-22T04:15:00Z</dc:date>
    <meta:template xlink:href="Normal" xlink:type="simple"/>
    <meta:editing-cycles>2</meta:editing-cycles>
    <meta:editing-duration>PT6360S</meta:editing-duration>
    <meta:document-statistic meta:page-count="2" meta:paragraph-count="3" meta:word-count="252" meta:character-count="1611" meta:row-count="11" meta:non-whitespace-character-count="1362"/>
  </office:meta>
</office:document-meta>
</file>